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4.3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61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9.35cm" loext:decorative="false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 loext:decorative="false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 loext:decorative="false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15cm" loext:decorative="false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 loext:decorative="false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 loext:decorative="false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 loext:decorative="false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 loext:decorative="false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 loext:decorative="false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 loext:decorative="false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 loext:decorative="false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 loext:decorative="false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 loext:decorative="false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 loext:decorative="false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 loext:decorative="false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 loext:decorative="false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 loext:decorative="false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 loext:decorative="false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 loext:decorative="false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 loext:decorative="false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0.1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3.506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6.002cm" loext:decorative="false"/>
    </style:style>
    <style:style style:name="pr5" style:family="presentation" style:parent-style-name="Inspiration-subtitle" style:list-style-name="L1">
      <style:graphic-properties draw:fill-color="#ffffff" fo:min-height="6.6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 loext:decorative="false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 loext:decorative="false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 loext:decorative="false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 loext:decorative="false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 loext:decorative="false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 loext:decorative="false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 loext:decorative="false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 loext:decorative="false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 loext:decorative="false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 loext:decorative="false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 loext:decorative="false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 loext:decorative="false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 loext:decorative="false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 loext:decorative="false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2" style:family="presentation" style:parent-style-name="Inspiration-title">
      <style:graphic-properties fo:min-height="2.163cm" loext:decorative="false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4.695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 loext:tab-stop-distance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loext:tab-stop-distance="0cm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 loext:tab-stop-distance="0cm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loext:tab-stop-distance="0cm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1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bold" style:letter-kerning="true" style:font-name-asian="Droid Sans Fallback" style:font-size-asian="16pt" style:language-asian="zxx" style:country-asian="none" style:font-style-asian="normal" style:font-weight-asian="bold" style:font-name-complex="FreeSans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roid Sans Mono1" fo:font-size="14pt" fo:language="ru" fo:country="RU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9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</text:span><text:span text:style-name="T6"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</text:span><text:span text:style-name="T6"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</text:span><text:span text:style-name="T6"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</text:span><text:span text:style-name="T7">'привет'</text:span></text:p>
            <text:p text:style-name="P4"><text:span text:style-name="T7"/></text:p>
            <text:p text:style-name="P4"><text:span text:style-name="T7"><text:s text:c="3"/></text:span><text:span text:style-name="T7">"медвед"</text:span></text:p>
            <text:p text:style-name="P4"><text:span text:style-name="T7"/></text:p>
            <text:p text:style-name="P4"><text:span text:style-name="T7"><text:s text:c="3"/></text:span><text:span text:style-name="T7">' ' 'превед</text:span></text:p>
            <text:p text:style-name="P4"><text:span text:style-name="T7"><text:s text:c="6"/></text:span><text:span text:style-name="T7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</text:span><text:span text:style-name="T7"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</text:span><text:span text:style-name="T7"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</text:span><text:span text:style-name="T7"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</text:span><text:span text:style-name="T7"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/text:p>
            <text:p><text:span text:style-name="T17"><text:s text:c="2"/></text:span><text:span text:style-name="T17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</text:span><text:span text:style-name="T20"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</text:span><text:span text:style-name="T12"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</text:span><text:span text:style-name="T18">def __init__(self, width, height):</text:span></text:p>
            <text:p><text:span text:style-name="T18"><text:s text:c="8"/></text:span><text:span text:style-name="T18">self.width = width</text:span></text:p>
            <text:p><text:span text:style-name="T18"><text:s text:c="8"/></text:span><text:span text:style-name="T18">self.height = height</text:span></text:p>
            <text:p><text:span text:style-name="T18"><text:s text:c="8"/></text:span><text:span text:style-name="T18">self._allowed = False</text:span></text:p>
            <text:p><text:span text:style-name="T18"/></text:p>
            <text:p><text:span text:style-name="T18"><text:s text:c="4"/></text:span><text:span text:style-name="T18">def calculate_area(self):</text:span></text:p>
            <text:p><text:span text:style-name="T18"><text:s text:c="8"/></text:span><text:span text:style-name="T18"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</text:span><text:span text:style-name="T18">def new_square(cls, side_length):</text:span></text:p>
            <text:p><text:span text:style-name="T18"><text:s text:c="8"/></text:span><text:span text:style-name="T18">return cls(side_length, side_length)</text:span></text:p>
            <text:p><text:span text:style-name="T18"/></text:p>
            <text:p><text:span text:style-name="T18"><text:s text:c="2"/></text:span><text:span text:style-name="T22"><text:s text:c="2"/></text:span><text:span text:style-name="T22">@staticmethod</text:span></text:p>
            <text:p><text:span text:style-name="T18"><text:s text:c="4"/></text:span><text:span text:style-name="T18">def square(a):</text:span></text:p>
            <text:p><text:span text:style-name="T18"><text:s text:c="8"/></text:span><text:span text:style-name="T18"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</text:span><text:span text:style-name="T18"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</text:span><text:span text:style-name="T18"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</text:span><text:span text:style-name="T25">:</text:span></text:p>
            <text:p><text:span text:style-name="T25"><text:s text:c="3"/></text:span><text:span text:style-name="T25">r = myfunc()</text:span></text:p>
            <text:p><text:span text:style-name="T24">except</text:span><text:span text:style-name="T25"> Exception as e:</text:span></text:p>
            <text:p><text:span text:style-name="T25"><text:s text:c="3"/></text:span><text:span text:style-name="T25">print(e)</text:span></text:p>
            <text:p><text:span text:style-name="T24">finally</text:span><text:span text:style-name="T25">:</text:span></text:p>
            <text:p text:style-name="P14"><text:span text:style-name="T26"><text:s text:c="3"/></text:span><text:span text:style-name="T26">print(</text:span><text:span text:style-name="T25">"end")</text:span></text:p>
            <text:p text:style-name="P14"><text:span text:style-name="T25"/></text:p>
            <text:p text:style-name="P14"><text:span text:style-name="T25"/></text:p>
            <text:p text:style-name="P14"><text:span text:style-name="T24">raise</text:span><text:span text:style-name="T25"> RuntimeError('Failed to open database') </text:span></text:p>
            <text:p><text:span text:style-name="T25"/></text:p>
            <text:p text:style-name="P14"><text:span text:style-name="T27">assert</text:span><text:span text:style-name="T26"> x==0, </text:span><text:span text:style-name="T25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4">import</text:span><text:span text:style-name="T25"> numpy </text:span><text:span text:style-name="T24">as</text:span><text:span text:style-name="T25"> np</text:span></text:p>
            <text:p><text:span text:style-name="T25"/></text:p>
            <text:p><text:span text:style-name="T25">help(np)</text:span></text:p>
            <text:p><text:span text:style-name="T25">np.__name__</text:span></text:p>
            <text:p><text:span text:style-name="T25">np.__version__</text:span></text:p>
            <text:p><text:span text:style-name="T25"/></text:p>
            <text:p><text:span text:style-name="T24">from</text:span><text:span text:style-name="T25"> numpy.random </text:span><text:span text:style-name="T24">import</text:span><text:span text:style-name="T25"> rand</text:span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6" draw:text-style-name="P19" draw:layer="layout" svg:width="4.6cm" svg:height="10.4cm" svg:x="18cm" svg:y="6.4cm">
          <draw:text-box>
            <text:p><text:span text:style-name="T25">numpy </text:span></text:p>
            <text:p><text:span text:style-name="T25"/></text:p>
            <text:p><text:span text:style-name="T25">matplotlib</text:span></text:p>
            <text:p><text:span text:style-name="T25"/></text:p>
            <text:p text:style-name="P14"><text:span text:style-name="T25">scikit-learn</text:span></text:p>
            <text:p text:style-name="P14"><text:span text:style-name="T25"/></text:p>
            <text:p><text:span text:style-name="T25">pandas</text:span></text:p>
            <text:p><text:span text:style-name="T25"/></text:p>
            <text:p><text:span text:style-name="T25">geopandas</text:span></text:p>
            <text:p><text:span text:style-name="T25"/></text:p>
            <text:p><text:span text:style-name="T25">scikit-image</text:span></text:p>
            <text:p><text:span text:style-name="T25"/></text:p>
            <text:p><text:span text:style-name="T25">librosa</text:span></text:p>
            <text:p><text:span text:style-name="T25"/></text:p>
            <text:p text:style-name="P14"><text:span text:style-name="T25">symp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2" draw:layer="layout" svg:width="25.199cm" svg:height="14.695cm" svg:x="1.401cm" svg:y="4.105cm">
          <draw:text-box>
            <text:p text:style-name="P20"><text:span text:style-name="T28">Борисов Е.С. Методы машинного обучения. 2024</text:span></text:p>
            <text:p text:style-name="P20"><text:span text:style-name="T28"><text:a xlink:href="https://github.com/mechanoid5/ml_lectorium_2024_I" xlink:type="simple">https://github.com/mechanoid5/ml_lectorium_2024_I</text:a></text:span></text:p>
            <text:p text:style-name="P20"><text:span text:style-name="T28"/></text:p>
            <text:p text:style-name="P21"><text:span text:style-name="T29">Лутц М. Изучаем Python. пер. с англ. — СПб.: ООО “Диалектика”, 2019.</text:span></text:p>
            <text:p text:style-name="P21"><text:span text:style-name="T29"/></text:p>
            <text:p text:style-name="P21"><text:span text:style-name="T29"/></text:p>
            <text:p text:style-name="P21"><text:span text:style-name="T29">Дауни А. <text:s text:c="3"/>Основы Python. Научитесь думать как программист. пер. с англ. </text:span></text:p>
            <text:p text:style-name="P21"><text:span text:style-name="T29">— </text:span><text:span text:style-name="T29">Москва : "Манн, Иванов и Фербер", 2021.</text:span></text:p>
            <text:p text:style-name="P21"><text:span text:style-name="T29"/></text:p>
            <text:p text:style-name="P21"><text:span text:style-name="T29"/></text:p>
            <text:p text:style-name="P21"><text:span text:style-name="T29">Дейтел П., Дейтел Х. <text:s/>Python: Искусственный интеллект, большие данные и облачные вычисления.</text:span></text:p>
            <text:p text:style-name="P21"><text:span text:style-name="T29"><text:s/>— </text:span><text:span text:style-name="T29">СПб.: Питер, 2020.</text:span></text:p>
            <text:p text:style-name="P21"><text:span text:style-name="T29"/></text:p>
            <text:p text:style-name="P21"><text:span text:style-name="T29"/></text:p>
            <text:p text:style-name="P21"><text:span text:style-name="T29">Python Help : Tutorial <text:s text:c="3"/></text:span></text:p>
            <text:p text:style-name="P21"><text:span text:style-name="T29"><text:a xlink:href="https://docs.python.org/3/tutorial/index.html" xlink:type="simple">https://docs.python.org/3/tutorial/index.html</text:a></text:span></text:p>
            <text:p text:style-name="P21"><text:span text:style-name="T29"><text:s/></text:span></text:p>
            <text:p text:style-name="P21"><text:span text:style-name="T29"/></text:p>
            <text:p text:style-name="P21"><text:span text:style-name="T29">SoloLearn : Python <text:s text:c="2"/></text:span></text:p>
            <text:p text:style-name="P21"><text:span text:style-name="T29"><text:a xlink:href="http://www.sololearn.com/Course/Python/" xlink:type="simple">http://www.sololearn.com/Course/Python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3T16:37:53.116814472</dc:date>
    <meta:editing-duration>PT14H3M12S</meta:editing-duration>
    <meta:editing-cycles>180</meta:editing-cycles>
    <meta:generator>LibreOffice/7.6.4.1$Linux_X86_64 LibreOffice_project/60$Build-1</meta:generator>
    <meta:document-statistic meta:object-count="192"/>
  </office:meta>
</office:document-meta>
</file>